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line draw:z-index="0" draw:style-name="gr1" draw:text-style-name="P1" svg:x1="6.388cm" svg:y1="4.17cm" svg:x2="7.049cm" svg:y2="4.701cm">
            <text:p/>
          </draw:line>
          <draw:line draw:z-index="1" draw:style-name="gr1" draw:text-style-name="P1" svg:x1="8.728cm" svg:y1="4.702cm" svg:x2="9.279cm" svg:y2="5.127cm">
            <text:p/>
          </draw:line>
          <draw:line draw:z-index="2" draw:style-name="gr1" draw:text-style-name="P1" svg:x1="11.096cm" svg:y1="5.126cm" svg:x2="11.426cm" svg:y2="4.755cm">
            <text:p/>
          </draw:line>
          <draw:line draw:z-index="3" draw:style-name="gr1" draw:text-style-name="P1" svg:x1="13.299cm" svg:y1="4.729cm" svg:x2="13.794cm" svg:y2="5.154cm">
            <text:p/>
          </draw:line>
          <draw:line draw:z-index="4" draw:style-name="gr1" draw:text-style-name="P1" svg:x1="14.152cm" svg:y1="5.153cm" svg:x2="14.18cm" svg:y2="5.658cm">
            <text:p/>
          </draw:line>
          <draw:line draw:z-index="5" draw:style-name="gr1" draw:text-style-name="P1" svg:x1="15.419cm" svg:y1="5.658cm" svg:x2="15.391cm" svg:y2="5.206cm">
            <text:p/>
          </draw:line>
          <draw:line draw:z-index="6" draw:style-name="gr1" draw:text-style-name="P1" svg:x1="15.612cm" svg:y1="5.18cm" svg:x2="16.052cm" svg:y2="5.233cm">
            <text:p/>
          </draw:line>
          <draw:line draw:z-index="7" draw:style-name="gr1" draw:text-style-name="P1" svg:x1="16.933cm" svg:y1="5.18cm" svg:x2="16.988cm" svg:y2="4.728cm">
            <text:p/>
          </draw:line>
          <draw:line draw:z-index="8" draw:style-name="gr1" draw:text-style-name="P1" svg:x1="17.787cm" svg:y1="4.676cm" svg:x2="18.365cm" svg:y2="4.676cm">
            <text:p/>
          </draw:line>
          <draw:line draw:z-index="9" draw:style-name="gr1" draw:text-style-name="P1" svg:x1="18.943cm" svg:y1="4.782cm" svg:x2="18.943cm" svg:y2="4.198cm">
            <text:p/>
          </draw:line>
          <draw:line draw:z-index="10" draw:style-name="gr1" draw:text-style-name="P1" svg:x1="19.659cm" svg:y1="4.303cm" svg:x2="19.714cm" svg:y2="3.798cm">
            <text:p/>
          </draw:line>
          <draw:line draw:z-index="11" draw:style-name="gr1" draw:text-style-name="P1" svg:x1="20.1cm" svg:y1="3.772cm" svg:x2="20.485cm" svg:y2="3.745cm">
            <text:p/>
          </draw:line>
          <draw:line draw:z-index="12" draw:style-name="gr1" draw:text-style-name="P1" svg:x1="20.953cm" svg:y1="3.772cm" svg:x2="20.926cm" svg:y2="3.294cm">
            <text:p/>
          </draw:line>
          <draw:line draw:z-index="13" draw:style-name="gr1" draw:text-style-name="P1" svg:x1="21.504cm" svg:y1="3.373cm" svg:x2="21.531cm" svg:y2="2.842cm">
            <text:p/>
          </draw:line>
          <draw:line draw:z-index="14" draw:style-name="gr1" draw:text-style-name="P1" svg:x1="22.137cm" svg:y1="2.948cm" svg:x2="22.082cm" svg:y2="2.417cm">
            <text:p/>
          </draw:line>
          <draw:line draw:z-index="15" draw:style-name="gr1" draw:text-style-name="P1" svg:x1="22.357cm" svg:y1="2.364cm" svg:x2="22.385cm" svg:y2="2.019cm">
            <text:p/>
          </draw:line>
        </table:shapes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3" table:number-columns-repeated="8"/>
          <table:table-cell table:style-name="ce5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3" table:number-columns-repeated="6"/>
          <table:table-cell table:style-name="ce6" table:number-columns-repeated="2"/>
          <table:table-cell table:style-name="ce7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3" table:number-columns-repeated="5"/>
          <table:table-cell table:style-name="ce6" table:number-columns-repeated="3"/>
          <table:table-cell table:style-name="ce7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3" table:number-columns-repeated="4"/>
          <table:table-cell table:style-name="ce6" table:number-columns-repeated="4"/>
          <table:table-cell table:style-name="ce7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3" table:number-columns-repeated="2"/>
          <table:table-cell table:style-name="ce6" table:number-columns-repeated="4"/>
          <table:table-cell table:style-name="ce8" office:value-type="float" office:value="5" calcext:value-type="float">
            <text:p>5</text:p>
          </table:table-cell>
          <table:table-cell table:style-name="ce7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3"/>
          <table:table-cell table:style-name="ce5" office:value-type="float" office:value="2" calcext:value-type="float">
            <text:p>2</text:p>
          </table:table-cell>
          <table:table-cell table:style-name="ce3"/>
          <table:table-cell table:style-name="ce7" table:number-columns-repeated="2"/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5"/>
          <table:table-cell table:style-name="ce5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7"/>
          <table:table-cell table:style-name="ce8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1012"/>
        </table:table-row>
        <table:table-row table:style-name="ro1" table:number-rows-repeated="2">
          <table:table-cell/>
          <table:table-cell table:style-name="ce4" table:number-columns-repeated="11"/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0:41:57.716385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3-23T10:45:49.776733313</dc:date>
    <dc:creator>Stéphane Galland</dc:creator>
    <meta:editing-duration>PT19M11S</meta:editing-duration>
    <meta:editing-cycles>9</meta:editing-cycles>
    <meta:generator>LibreOffice/4.2.8.2$Linux_X86_64 LibreOffice_project/420m0$Build-2</meta:generator>
    <meta:document-statistic meta:table-count="1" meta:cell-count="30" meta:object-count="16"/>
  </office:meta>
</office:document-meta>
</file>